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826" officeooo:paragraph-rsid="000ad826"/>
    </style:style>
    <style:style style:name="P2" style:family="paragraph" style:parent-style-name="Standard">
      <style:text-properties officeooo:rsid="000d5cbd" officeooo:paragraph-rsid="000d5cbd"/>
    </style:style>
    <style:style style:name="P3" style:family="paragraph" style:parent-style-name="Standard">
      <style:text-properties fo:font-weight="bold" officeooo:rsid="000d5cbd" officeooo:paragraph-rsid="000d5cbd" style:font-weight-asian="bold" style:font-weight-complex="bold"/>
    </style:style>
    <style:style style:name="P4" style:family="paragraph" style:parent-style-name="Standard">
      <style:text-properties fo:font-weight="bold" officeooo:rsid="000ad826" officeooo:paragraph-rsid="000ad826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ad826" officeooo:paragraph-rsid="000ad826"/>
    </style:style>
    <style:style style:name="P6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/>
      <style:text-properties officeooo:rsid="000d5cbd" officeooo:paragraph-rsid="000d5cbd"/>
    </style:style>
    <style:style style:name="P7" style:family="paragraph" style:parent-style-name="Preformatted_20_Text">
      <style:text-properties officeooo:rsid="000ad826" officeooo:paragraph-rsid="000ad826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0ad826" officeooo:paragraph-rsid="000d5cbd"/>
    </style:style>
    <style:style style:name="P10" style:family="paragraph" style:parent-style-name="Preformatted_20_Text">
      <style:paragraph-properties fo:margin-left="2.501cm" fo:margin-right="0cm" fo:margin-top="0cm" fo:margin-bottom="0.499cm" style:contextual-spacing="false" fo:text-indent="-0.635cm" style:auto-text-indent="false"/>
      <style:text-properties officeooo:rsid="000d5cbd" officeooo:paragraph-rsid="000d5cbd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rsid="000d5cbd" officeooo:paragraph-rsid="000d5cbd"/>
    </style:style>
    <style:style style:name="P12" style:family="paragraph" style:parent-style-name="Standard">
      <style:text-properties fo:font-weight="bold" officeooo:rsid="000ad826" officeooo:paragraph-rsid="000ad826" style:font-weight-asian="bold" style:font-weight-complex="bold"/>
    </style:style>
    <style:style style:name="P13" style:family="paragraph" style:parent-style-name="Preformatted_20_Text" style:list-style-name="L1">
      <style:paragraph-properties fo:margin-left="2.501cm" fo:margin-right="0cm" fo:margin-top="0cm" fo:margin-bottom="0.499cm" style:contextual-spacing="false" fo:text-indent="-0.635cm" style:auto-text-indent="false"/>
      <style:text-properties officeooo:rsid="000d5cbd" officeooo:paragraph-rsid="000d5cbd"/>
    </style:style>
    <style:style style:name="P14" style:family="paragraph" style:parent-style-name="Preformatted_20_Text" style:list-style-name="L3">
      <style:paragraph-properties fo:margin-left="2.501cm" fo:margin-right="0cm" fo:margin-top="0cm" fo:margin-bottom="0.499cm" style:contextual-spacing="false" fo:text-indent="-0.635cm" style:auto-text-indent="false"/>
      <style:text-properties officeooo:paragraph-rsid="000d6b66"/>
    </style:style>
    <style:style style:name="P15" style:family="paragraph" style:parent-style-name="Preformatted_20_Text" style:list-style-name="L3">
      <style:paragraph-properties fo:margin-left="2.501cm" fo:margin-right="0cm" fo:margin-top="0cm" fo:margin-bottom="0.499cm" style:contextual-spacing="false" fo:text-indent="-0.635cm" style:auto-text-indent="false"/>
      <style:text-properties officeooo:rsid="000d6b66" officeooo:paragraph-rsid="000d6b66"/>
    </style:style>
    <style:style style:name="P16" style:family="paragraph" style:parent-style-name="Preformatted_20_Text" style:list-style-name="L3">
      <style:paragraph-properties fo:margin-left="2.501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officeooo:rsid="000f26b8" officeooo:paragraph-rsid="000f26b8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8pt" officeooo:rsid="000d6b66" officeooo:paragraph-rsid="000d6b66" style:font-size-asian="8pt" style:font-size-complex="8pt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0pt" fo:font-weight="bold" officeooo:rsid="00133e28" officeooo:paragraph-rsid="00133e28" style:font-size-asian="8.75pt" style:font-weight-asian="bold" style:font-size-complex="10pt" style:font-weight-complex="bold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fo:font-size="10pt" fo:font-weight="bold" officeooo:rsid="0013f343" officeooo:paragraph-rsid="0013f343" style:font-size-asian="8.75pt" style:font-weight-asian="bold" style:font-size-complex="10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size="10pt" fo:font-weight="normal" officeooo:rsid="00133e28" officeooo:paragraph-rsid="00133e28" style:font-size-asian="8.75pt" style:font-weight-asian="normal" style:font-size-complex="10pt" style:font-weight-complex="normal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weight="bold" officeooo:rsid="000d6b66" officeooo:paragraph-rsid="000d6b66" style:font-weight-asian="bold" style:font-weight-complex="bold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font-weight="bold" officeooo:rsid="000d5cbd" officeooo:paragraph-rsid="000d5cbd" style:font-weight-asian="bold" style:font-weight-complex="bold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background-color="#dddddd" fo:padding="0cm" fo:border="0.06pt solid #000000" style:shadow="none">
        <style:tab-stops/>
        <style:background-image/>
      </style:paragraph-properties>
      <style:text-properties fo:font-size="8pt" officeooo:rsid="000d6b66" officeooo:paragraph-rsid="000d6b66" style:font-size-asian="8pt" style:font-size-complex="8pt"/>
    </style:style>
    <style:style style:name="P24" style:family="paragraph" style:parent-style-name="Preformatted_20_Text" style:list-style-name="L2">
      <style:paragraph-properties fo:margin-top="0cm" fo:margin-bottom="0.499cm" style:contextual-spacing="false"/>
      <style:text-properties officeooo:rsid="000d5cbd" officeooo:paragraph-rsid="000d5cbd"/>
    </style:style>
    <style:style style:name="P25" style:family="paragraph" style:parent-style-name="Preformatted_20_Text" style:list-style-name="L2">
      <style:paragraph-properties fo:margin-top="0cm" fo:margin-bottom="0.499cm" style:contextual-spacing="false"/>
      <style:text-properties officeooo:rsid="000d5cbd" officeooo:paragraph-rsid="000d6b66"/>
    </style:style>
    <style:style style:name="P26" style:family="paragraph" style:parent-style-name="Preformatted_20_Text" style:list-style-name="L3">
      <style:paragraph-properties fo:margin-top="0cm" fo:margin-bottom="0.499cm" style:contextual-spacing="false"/>
      <style:text-properties officeooo:paragraph-rsid="000d6b66"/>
    </style:style>
    <style:style style:name="P27" style:family="paragraph" style:parent-style-name="Preformatted_20_Text" style:list-style-name="L3">
      <style:paragraph-properties fo:margin-left="3.752cm" fo:margin-right="0cm" fo:margin-top="0cm" fo:margin-bottom="0.499cm" style:contextual-spacing="false" fo:text-indent="-0.635cm" style:auto-text-indent="false"/>
      <style:text-properties officeooo:rsid="000d6b66" officeooo:paragraph-rsid="000d6b66"/>
    </style:style>
    <style:style style:name="P28" style:family="paragraph" style:parent-style-name="Preformatted_20_Text" style:list-style-name="L3">
      <style:paragraph-properties fo:margin-left="3.752cm" fo:margin-right="0cm" fo:margin-top="0cm" fo:margin-bottom="0.499cm" style:contextual-spacing="false" fo:text-indent="-0.635cm" style:auto-text-indent="false"/>
      <style:text-properties officeooo:rsid="000f26b8" officeooo:paragraph-rsid="000f26b8"/>
    </style:style>
    <style:style style:name="P29" style:family="paragraph" style:parent-style-name="Preformatted_20_Text" style:list-style-name="L3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officeooo:rsid="000f26b8" officeooo:paragraph-rsid="000f26b8"/>
    </style:style>
    <style:style style:name="P30" style:family="paragraph" style:parent-style-name="Preformatted_20_Text" style:list-style-name="L3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officeooo:rsid="000f26b8" officeooo:paragraph-rsid="0010eef6"/>
    </style:style>
    <style:style style:name="P31" style:family="paragraph" style:parent-style-name="Preformatted_20_Text" style:list-style-name="L3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officeooo:rsid="000f26b8" officeooo:paragraph-rsid="0012200c"/>
    </style:style>
    <style:style style:name="P32" style:family="paragraph" style:parent-style-name="Preformatted_20_Text" style:list-style-name="L3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fo:font-weight="normal" officeooo:rsid="0012200c" officeooo:paragraph-rsid="0012200c" style:font-weight-asian="normal" style:font-weight-complex="normal"/>
    </style:style>
    <style:style style:name="P33" style:family="paragraph" style:parent-style-name="Preformatted_20_Text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fo:font-weight="normal" officeooo:rsid="0012200c" officeooo:paragraph-rsid="0012200c" style:font-weight-asian="normal" style:font-weight-complex="normal"/>
    </style:style>
    <style:style style:name="P34" style:family="paragraph" style:parent-style-name="Preformatted_20_Text">
      <style:paragraph-properties fo:margin-left="3.752cm" fo:margin-right="0cm" fo:margin-top="0cm" fo:margin-bottom="0cm" style:contextual-spacing="false" fo:text-indent="-0.635cm" style:auto-text-indent="false" fo:background-color="transparent" style:shadow="none">
        <style:background-image/>
      </style:paragraph-properties>
      <style:text-properties fo:font-weight="bold" officeooo:rsid="0012200c" officeooo:paragraph-rsid="0012200c" style:font-weight-asian="bold" style:font-weight-complex="bold"/>
    </style:style>
    <style:style style:name="P35" style:family="paragraph" style:parent-style-name="Preformatted_20_Text" style:list-style-name="L3">
      <style:paragraph-properties fo:margin-left="1.866cm" fo:margin-right="0cm" fo:margin-top="0cm" fo:margin-bottom="0.499cm" style:contextual-spacing="false" fo:text-indent="0cm" style:auto-text-indent="false"/>
      <style:text-properties officeooo:rsid="000d6b66" officeooo:paragraph-rsid="000d6b66"/>
    </style:style>
    <style:style style:name="P36" style:family="paragraph" style:parent-style-name="Preformatted_20_Text" style:list-style-name="L3">
      <style:paragraph-properties fo:margin-left="1.866cm" fo:margin-right="0cm" fo:margin-top="0cm" fo:margin-bottom="0.499cm" style:contextual-spacing="false" fo:text-indent="0cm" style:auto-text-indent="false"/>
      <style:text-properties officeooo:rsid="000f26b8" officeooo:paragraph-rsid="000f26b8"/>
    </style:style>
    <style:style style:name="P37" style:family="paragraph" style:parent-style-name="Preformatted_20_Text" style:list-style-name="L3">
      <style:paragraph-properties fo:margin-left="2.501cm" fo:margin-right="0cm" fo:margin-top="0cm" fo:margin-bottom="0cm" style:contextual-spacing="false" fo:text-indent="0cm" style:auto-text-indent="false" fo:background-color="transparent" style:shadow="none">
        <style:background-image/>
      </style:paragraph-properties>
      <style:text-properties officeooo:rsid="000f26b8" officeooo:paragraph-rsid="000f26b8"/>
    </style:style>
    <style:style style:name="P38" style:family="paragraph" style:parent-style-name="Preformatted_20_Text" style:list-style-name="L6">
      <style:paragraph-properties fo:margin-left="3.799cm" fo:margin-right="0cm" fo:margin-top="0cm" fo:margin-bottom="0cm" style:contextual-spacing="false" fo:text-indent="-0.6cm" style:auto-text-indent="false" fo:background-color="transparent" style:shadow="none">
        <style:background-image/>
      </style:paragraph-properties>
      <style:text-properties fo:font-weight="normal" officeooo:rsid="0012200c" officeooo:paragraph-rsid="0012200c" style:font-weight-asian="normal" style:font-weight-complex="normal"/>
    </style:style>
    <style:style style:name="P39" style:family="paragraph" style:parent-style-name="Preformatted_20_Text" style:list-style-name="L6" style:master-page-name="">
      <style:paragraph-properties fo:margin-left="3.799cm" fo:margin-right="0cm" fo:margin-top="0cm" fo:margin-bottom="0cm" style:contextual-spacing="false" fo:text-indent="-0.6cm" style:auto-text-indent="false" style:page-number="auto" fo:background-color="transparent" style:shadow="none">
        <style:background-image/>
      </style:paragraph-properties>
      <style:text-properties fo:font-weight="normal" officeooo:rsid="0012200c" officeooo:paragraph-rsid="0012200c" style:font-weight-asian="normal" style:font-weight-complex="normal"/>
    </style:style>
    <style:style style:name="T1" style:family="text">
      <style:text-properties officeooo:rsid="000d5cbd"/>
    </style:style>
    <style:style style:name="T2" style:family="text">
      <style:text-properties officeooo:rsid="000d6b6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d6b66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eef6" style:font-weight-asian="bold" style:font-weight-complex="bold"/>
    </style:style>
    <style:style style:name="T7" style:family="text">
      <style:text-properties officeooo:rsid="0010ee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nwrt bulding:</text:p>
      <text:p text:style-name="P1"/>
      <text:p text:style-name="P4">Prerequisites:</text:p>
      <text:p text:style-name="P7"/>
      <text:p text:style-name="P7">sudo apt-get update</text:p>
      <text:p text:style-name="P8">sudo apt-get install git-core build-essential libssl-dev libncurses5-dev unzip gawk zlib1g-dev</text:p>
      <text:p text:style-name="P7">sudo apt-get install subversion mercurial</text:p>
      <text:p text:style-name="P1"/>
      <text:p text:style-name="P3">Clone the source:</text:p>
      <text:p text:style-name="P7"/>
      <text:p text:style-name="P7">git clone https://github.com/openwrt/openwrt.git</text:p>
      <text:p text:style-name="P1"/>
      <text:p text:style-name="P3">Steps for bulding:</text:p>
      <text:p text:style-name="P2"/>
      <text:p text:style-name="P7">cd openwrt</text:p>
      <text:p text:style-name="Preformatted_20_Text">./scripts/feeds update -a</text:p>
      <text:p text:style-name="P8">./scripts/feeds install -a</text:p>
      <text:p text:style-name="P1"/>
      <text:p text:style-name="Preformatted_20_Text">make defconfig</text:p>
      <text:p text:style-name="P9">make menuconfig</text:p>
      <text:p text:style-name="P6">Select the Target, Subtarget and profile based on the board.</text:p>
      <text:p text:style-name="P6">--&gt; For RPI3,</text:p>
      <text:list xml:id="list6983374954648036717" text:style-name="L1">
        <text:list-item>
          <text:p text:style-name="P13">Target – Broadcom BCM27xx</text:p>
        </text:list-item>
        <text:list-item>
          <text:p text:style-name="P13">Subtarget – BCM2710 based boards</text:p>
        </text:list-item>
        <text:list-item>
          <text:p text:style-name="P13">Target Profile – Raspberry pi 3 model B</text:p>
        </text:list-item>
      </text:list>
      <text:p text:style-name="P5">--<text:span text:style-name="T1">&gt; For Beagle bone black – This is not officially supported by openWRT.</text:span></text:p>
      <text:p text:style-name="P5"/>
      <text:list xml:id="list135133576220521" text:continue-numbering="true" text:style-name="L1">
        <text:list-item>
          <text:p text:style-name="P13">Target – TI OMAP3/4/AM3XX</text:p>
        </text:list-item>
        <text:list-item>
          <text:p text:style-name="P13">Target Profile – EBV BeageBoard</text:p>
        </text:list-item>
      </text:list>
      <text:p text:style-name="P10"/>
      <text:p text:style-name="P11">make -j24</text:p>
      <text:p text:style-name="P11">Image will be available in – bin/target/*.imz</text:p>
      <text:p text:style-name="P22">steps to load the image into board:</text:p>
      <text:p text:style-name="P22"><text:span text:style-name="T2">For RPI3</text:span></text:p>
      <text:list xml:id="list5526755814789706766" text:style-name="L2">
        <text:list-item>
          <text:p text:style-name="P24"><text:tab/><text:span text:style-name="T2">Insert 8GB or more SD card to the host machine using SD card reader.</text:span></text:p>
        </text:list-item>
        <text:list-item>
          <text:p text:style-name="P25"><text:span text:style-name="T2">Verify on which device this sd card is connected</text:span></text:p>
          <text:list>
            <text:list-item>
              <text:p text:style-name="P25"><text:span text:style-name="T2">Command : “sudo fdisk -l”. This command will list all the devices </text:span><text:soft-page-break/><text:span text:style-name="T2">and its partition info.</text:span></text:p>
            </text:list-item>
          </text:list>
        </text:list-item>
      </text:list>
      <text:p text:style-name="P23">sudo fdisk -l</text:p>
      <text:p text:style-name="P23">Disk /dev/sda: 250.1 GB, 250059350016 bytes</text:p>
      <text:p text:style-name="P23">255 heads, 63 sectors/track, 30401 cylinders, total 488397168 sectors</text:p>
      <text:p text:style-name="P23">Units = sectors of 1 * 512 = 512 bytes</text:p>
      <text:p text:style-name="P23">Sector size (logical/physical): 512 bytes / 512 bytes</text:p>
      <text:p text:style-name="P23">I/O size (minimum/optimal): 512 bytes / 512 bytes</text:p>
      <text:p text:style-name="P23">Disk identifier: 0xd967d967</text:p>
      <text:p text:style-name="P23"></text:p>
      <text:p text:style-name="P23"><text:s text:c="3"/>Device Boot <text:s text:c="5"/>Start <text:s text:c="8"/>End <text:s text:c="5"/>Blocks <text:s text:c="2"/>Id <text:s/>System</text:p>
      <text:p text:style-name="P23">/dev/sda1 <text:s text:c="2"/>* <text:s text:c="9"/>63 <text:s text:c="5"/>208844 <text:s text:c="5"/>104391 <text:s text:c="2"/>83 <text:s/>Linux</text:p>
      <text:p text:style-name="P23">/dev/sda2 <text:s text:c="9"/>208845 <text:s text:c="3"/>61641404 <text:s text:c="3"/>30716280 <text:s text:c="2"/>83 <text:s/>Linux</text:p>
      <text:list xml:id="list2854282271658055900" text:style-name="L3">
        <text:list-header>
          <text:p text:style-name="P26"/>
        </text:list-header>
        <text:list-item>
          <text:p text:style-name="P14"><text:span text:style-name="T4">In the above example, “/dev/sda” is the disk and “/dev/sda1” is the partition.</text:span></text:p>
        </text:list-item>
        <text:list-item>
          <text:p text:style-name="P15"><text:span text:style-name="T3">Use the following command to write the image to the sd card. </text:span></text:p>
          <text:list>
            <text:list-item>
              <text:list>
                <text:list-item>
                  <text:p text:style-name="P27"><text:span text:style-name="T3">Sudo dd if=&lt;image location&gt; of=/dev/sdx. Where x is the dist identifies it can be a,b,c...</text:span></text:p>
                </text:list-item>
                <text:list-item>
                  <text:p text:style-name="P28"><text:span text:style-name="T3">This command will format the sd card and create two partitions. Also create a bootable disk out of img file provided. All the previous data in SD card will be lost.</text:span></text:p>
                </text:list-item>
              </text:list>
            </text:list-item>
          </text:list>
        </text:list-item>
        <text:list-item>
          <text:p text:style-name="P15"><text:span text:style-name="T3">insert the sd card back to RPI3 and its done. Logs can be seen over serial console by connecting RPI3 to host machine.</text:span></text:p>
        </text:list-item>
      </text:list>
      <text:p text:style-name="P21"><text:span text:style-name="T3">For BBB</text:span></text:p>
      <text:list xml:id="list135131794351656" text:continue-numbering="true" text:style-name="L3">
        <text:list-item>
          <text:list>
            <text:list-header>
              <text:p text:style-name="P35"><text:span text:style-name="T3">BBB runs on boot loader. By compiling the image boot loader will be generated along with kernel image and rootfs.</text:span></text:p>
              <text:p text:style-name="P36"><text:span text:style-name="T3">Images will be available in</text:span></text:p>
              <text:p text:style-name="P36">bin/targets/omap/generic/</text:p>
            </text:list-header>
          </text:list>
        </text:list-item>
        <text:list-item>
          <text:p text:style-name="P37">lede-omap-default-rootfs.tar.gz. </text:p>
        </text:list-item>
        <text:list-item>
          <text:p text:style-name="P37">Dtbs/</text:p>
        </text:list-item>
        <text:list-item>
          <text:p text:style-name="P37">lede-omap-zImage</text:p>
        </text:list-item>
        <text:list-item>
          <text:p text:style-name="P37">u-boot-am335x_evm/</text:p>
        </text:list-item>
        <text:list-item>
          <text:p text:style-name="P16">To load the image special steps has to be followed.</text:p>
        </text:list-item>
        <text:list-item>
          <text:p text:style-name="P16">Insert the SD card to the host machine using card reader and create to partions.</text:p>
          <text:list>
            <text:list-item>
              <text:list>
                <text:list-item>
                  <text:p text:style-name="P29">Partition one should be bootable of type fat32. It should be aroung 100MB of size. This will hold the MLO, u-boot.img, dtb files, kernel image and uenv.txt(optional)</text:p>
                </text:list-item>
                <text:list-item>
                  <text:p text:style-name="P29">Partition 2 will holds the root file system and free space.</text:p>
                </text:list-item>
              </text:list>
            </text:list-item>
          </text:list>
        </text:list-item>
        <text:list-item>
          <text:p text:style-name="P16">Steps partitionaing and formatting disk.</text:p>
          <text:p text:style-name="P16"/>
          <text:p text:style-name="P16"><text:span text:style-name="T5">Sudo fdisk -l</text:span> command lists the disks available. Choose the appropriate disk. </text:p>
          <text:p text:style-name="P16"><text:span text:style-name="T5">Sudo fdisk /dev/sdx</text:span>. This commands will open the disk for parttioning it. After this new prompt will be availabe for rest of the operation.</text:p>
        </text:list-item>
        <text:list-item>
          <text:p text:style-name="P30"><text:span text:style-name="T5">n</text:span> for new partition. </text:p>
        </text:list-item>
        <text:list-item>
          <text:p text:style-name="P30"><text:span text:style-name="T7">choose primary partition by using </text:span><text:span text:style-name="T6">p</text:span></text:p>
        </text:list-item>
        <text:list-item>
          <text:p text:style-name="P32">choose partition number as <text:span text:style-name="T5">1</text:span>.</text:p>
        </text:list-item>
        <text:list-item>
          <text:p text:style-name="P32">start sector as <text:span text:style-name="T5">2048</text:span></text:p>
        </text:list-item>
        <text:list-item>
          <text:p text:style-name="P32">end sector as <text:span text:style-name="T5">200000</text:span></text:p>
        </text:list-item>
        <text:list-item>
          <text:p text:style-name="P32"><text:soft-page-break/>Select partitioned file system type. Press <text:span text:style-name="T5">t.</text:span></text:p>
        </text:list-item>
        <text:list-item>
          <text:p text:style-name="P32">Choose partition number as 1.</text:p>
        </text:list-item>
        <text:list-item>
          <text:p text:style-name="P32">Select code as <text:span text:style-name="T5">c, </text:span><text:s/>for windows 95 fat32.</text:p>
        </text:list-item>
        <text:list-item>
          <text:p text:style-name="P32">Create bootable disk for partition 1 by pressing <text:span text:style-name="T5">a.</text:span></text:p>
        </text:list-item>
        <text:list-item>
          <text:p text:style-name="P32">Choose partition as 1.</text:p>
        </text:list-item>
        <text:list-item>
          <text:p text:style-name="P32">With this partition 1 becomes bootable, fat32 as file system type with ~100MB size.</text:p>
        </text:list-item>
        <text:list-item>
          <text:p text:style-name="P32">Similarly create partion 2 with available size. And choose linux as file system type.</text:p>
        </text:list-item>
        <text:list-item>
          <text:p text:style-name="P32">Finally use <text:span text:style-name="T5">w</text:span> for altering the partition table on sd card.</text:p>
        </text:list-item>
      </text:list>
      <text:p text:style-name="P34">Formatting disk.</text:p>
      <text:p text:style-name="P33">After the above steps,</text:p>
      <text:list xml:id="list17218262552074113" text:style-name="L6">
        <text:list-item>
          <text:p text:style-name="P39">/dev/sdx1 and /dev/sdx2 will be created, where x is the disk identifier and it will be changed based on the disks identified.</text:p>
        </text:list-item>
        <text:list-item>
          <text:p text:style-name="P38">Format /dev/sdx1 to vfat with following command. Sudo mkfs.vfat /dev/sdx1.</text:p>
        </text:list-item>
        <text:list-item>
          <text:p text:style-name="P38">Format /dev/sdx2 to ext4 with following command. Sudo mkfs.ext4 /dev/sdx1. </text:p>
        </text:list-item>
        <text:list-item>
          <text:p text:style-name="P38">Make sure the disk is unmounted before formatting.</text:p>
        </text:list-item>
      </text:list>
      <text:list xml:id="list135133826681135" text:continue-list="list135131794351656" text:style-name="L3">
        <text:list-item>
          <text:list>
            <text:list-item>
              <text:list>
                <text:list-item>
                  <text:list>
                    <text:list-header>
                      <text:p text:style-name="P32"/>
                      <text:p text:style-name="P31"/>
                    </text:list-header>
                  </text:list>
                </text:list-item>
              </text:list>
            </text:list-item>
          </text:list>
          <text:p text:style-name="P16"><text:span text:style-name="T5">Note</text:span> : If wrong disk selected, following steps leads to corrupt the entire disk. So becarefule while performing operations</text:p>
        </text:list-item>
      </text:list>
      <text:p text:style-name="P17"/>
      <text:p text:style-name="P18">Challenges faced during compilation:</text:p>
      <text:p text:style-name="P20"><text:tab/>For BBB, during toolchain compilation difficulties faced and compilation failed. Also openwrt does not allow us to choose boot loader for BBB.</text:p>
      <text:p text:style-name="P20">So for BBB compilation used lede source.</text:p>
      <text:p text:style-name="P20">Whereas RPI3 compiled without any issues using openwrt source as well as lede clone.</text:p>
      <text:p text:style-name="P19">Welcome to openwrt based router and All the B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02:49.181079053</meta:creation-date>
    <dc:date>2017-05-08T13:51:31.626750528</dc:date>
    <meta:editing-duration>P8DT2H40M19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3" meta:paragraph-count="88" meta:word-count="718" meta:character-count="4234" meta:non-whitespace-character-count="3557"/>
  </office:meta>
</office:document-meta>
</file>